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488.52pt" svg:y="354.64pt">
            <loext:p draw:notify-on-update-of-ranges="Sheet1.A2:Sheet1.A12 Sheet1.B1:Sheet1.B1 Sheet1.B2:Sheet1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F2]/120" office:value-type="float" office:value="0.516666666666667" calcext:value-type="float">
            <text:p>0.51666666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F3]/120" office:value-type="float" office:value="0.583333333333333" calcext:value-type="float">
            <text:p>0.583333333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4]/120" office:value-type="float" office:value="0.475" calcext:value-type="float">
            <text:p>0.47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F5]/120" office:value-type="float" office:value="0.45" calcext:value-type="float">
            <text:p>0.4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F6]/120" office:value-type="float" office:value="0.466666666666667" calcext:value-type="float">
            <text:p>0.466666666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F7]/120" office:value-type="float" office:value="0.516666666666667" calcext:value-type="float">
            <text:p>0.51666666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F8]/120" office:value-type="float" office:value="0.491666666666667" calcext:value-type="float">
            <text:p>0.491666666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2:.F9])" office:value-type="float" office:value="420" calcext:value-type="float">
            <text:p>420</text:p>
          </table:table-cell>
          <table:table-cell table:formula="of:=SUM([.G2:.G9])" office:value-type="float" office:value="560" calcext:value-type="float">
            <text:p>560</text:p>
          </table:table-cell>
          <table:table-cell table:formula="of:=SUM([.H2:.H9])" office:value-type="float" office:value="560" calcext:value-type="float">
            <text:p>56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H16:.N1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9" calcext:value-type="float">
            <text:p>0.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H17:.N17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H18:.N18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1" calcext:value-type="float">
            <text:p>0.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SUM([.H19:.N19])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H20:.N20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H21:.N2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H22:.N22])" office:value-type="float" office:value="59" calcext:value-type="float">
            <text:p>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2:53:02.59506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26T14:29:51.670943584</dc:date>
    <meta:editing-duration>PT15H18M18S</meta:editing-duration>
    <meta:editing-cycles>12</meta:editing-cycles>
    <meta:generator>LibreOffice/5.1.6.2$Linux_X86_64 LibreOffice_project/10m0$Build-2</meta:generator>
    <meta:document-statistic meta:table-count="1" meta:cell-count="11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12 Sheet1.B1:Sheet1.B1" chart:data-source-has-labels="row" svg:x="0.619cm" svg:y="0.053cm" svg:width="14.647cm" svg:height="9.609cm">
          <chartooo:coordinate-region svg:x="1.346cm" svg:y="0.253cm" svg:width="13.588cm" svg:height="8.762cm"/>
          <chart:axis chart:dimension="x" chart:name="primary-x" chart:style-name="ch3">
            <chart:title svg:x="7.046cm" svg:y="9.599cm" chart:style-name="ch4">
              <text:p>c value</text:p>
            </chart:title>
          </chart:axis>
          <chart:axis chart:dimension="y" chart:name="primary-y" chart:style-name="ch3">
            <chart:title svg:x="0cm" svg:y="6.026cm" chart:style-name="ch5">
              <text:p>win percentage</text:p>
            </chart:title>
            <chart:grid chart:style-name="ch6" chart:class="major"/>
          </chart:axis>
          <chart:series chart:style-name="ch7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">
                <text:p>0.18</text:p>
                <draw:g>
                  <svg:desc>Sheet1.A2:Sheet1.A12</svg:desc>
                </draw:g>
              </table:table-cell>
              <table:table-cell office:value-type="float" office:value="0.516666666666667">
                <text:p>0.516666666666667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">
                <text:p>0.2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0.491666666666667">
                <text:p>0.4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